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cab" officeooo:paragraph-rsid="001f4cab"/>
    </style:style>
    <style:style style:name="P2" style:family="paragraph" style:parent-style-name="Standard">
      <style:text-properties officeooo:rsid="001f4cab" officeooo:paragraph-rsid="001f4cab"/>
    </style:style>
    <style:style style:name="P3" style:family="paragraph" style:parent-style-name="Standard">
      <style:text-properties officeooo:rsid="0021c3ad" officeooo:paragraph-rsid="0021c3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s -l ~/.ssh/id_*.pub</text:p>
      <text:p text:style-name="P1"/>
      <text:p text:style-name="P1">ssh-keygen -t rsa -b 4096 -C "<text:a xlink:type="simple" xlink:href="mailto:ITM.USF@OUTLOOK.com" text:style-name="Internet_20_link" text:visited-style-name="Visited_20_Internet_20_Link">ITM.USF@OUTLOOK.com</text:a>"</text:p>
      <text:p text:style-name="P1"/>
      <text:p text:style-name="P3">#key is made, now to to the id_rsa.pub and copy the key and paste it on the ssh key colum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12:08:49.754651330</meta:creation-date>
    <dc:date>2021-12-14T13:23:00.539936546</dc:date>
    <meta:editing-duration>PT8M17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1" meta:paragraph-count="3" meta:word-count="30" meta:character-count="161" meta:non-whitespace-character-count="134"/>
  </office:meta>
</office:document-meta>
</file>